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dd" officeooo:paragraph-rsid="000a80dd"/>
    </style:style>
    <style:style style:name="P2" style:family="paragraph" style:parent-style-name="Standard">
      <style:text-properties officeooo:rsid="000a80dd" officeooo:paragraph-rsid="001966d4"/>
    </style:style>
    <style:style style:name="P3" style:family="paragraph" style:parent-style-name="Standard">
      <style:text-properties officeooo:rsid="000f71d4" officeooo:paragraph-rsid="000f71d4"/>
    </style:style>
    <style:style style:name="P4" style:family="paragraph" style:parent-style-name="Standard">
      <style:text-properties officeooo:rsid="0011969c" officeooo:paragraph-rsid="0011969c"/>
    </style:style>
    <style:style style:name="P5" style:family="paragraph" style:parent-style-name="Standard">
      <style:text-properties fo:font-weight="bold" officeooo:rsid="00121513" officeooo:paragraph-rsid="00121513" style:font-weight-asian="bold" style:font-weight-complex="bold"/>
    </style:style>
    <style:style style:name="P6" style:family="paragraph" style:parent-style-name="Standard">
      <style:text-properties fo:font-weight="bold" officeooo:rsid="0015065e" officeooo:paragraph-rsid="0015065e" style:font-weight-asian="bold" style:font-weight-complex="bold"/>
    </style:style>
    <style:style style:name="P7" style:family="paragraph" style:parent-style-name="Standard">
      <style:text-properties fo:font-weight="normal" officeooo:rsid="00121513" officeooo:paragraph-rsid="00121513" style:font-weight-asian="normal" style:font-weight-complex="normal"/>
    </style:style>
    <style:style style:name="P8" style:family="paragraph" style:parent-style-name="Standard">
      <style:text-properties fo:font-weight="normal" officeooo:rsid="0012c128" officeooo:paragraph-rsid="0012c128" style:font-weight-asian="normal" style:font-weight-complex="normal"/>
    </style:style>
    <style:style style:name="P9" style:family="paragraph" style:parent-style-name="Standard">
      <style:text-properties fo:font-weight="normal" officeooo:rsid="0013a143" officeooo:paragraph-rsid="0013a143" style:font-weight-asian="normal" style:font-weight-complex="normal"/>
    </style:style>
    <style:style style:name="P10" style:family="paragraph" style:parent-style-name="Standard">
      <style:text-properties fo:font-weight="normal" officeooo:rsid="0015065e" officeooo:paragraph-rsid="0015065e" style:font-weight-asian="normal" style:font-weight-complex="normal"/>
    </style:style>
    <style:style style:name="P11" style:family="paragraph" style:parent-style-name="Standard">
      <style:text-properties fo:font-weight="normal" officeooo:rsid="0016f59b" officeooo:paragraph-rsid="0016f59b" style:font-weight-asian="normal" style:font-weight-complex="normal"/>
    </style:style>
    <style:style style:name="P12" style:family="paragraph" style:parent-style-name="Standard">
      <style:text-properties fo:font-weight="normal" officeooo:rsid="0021813d" officeooo:paragraph-rsid="0021813d" style:font-weight-asian="normal" style:font-weight-complex="normal"/>
    </style:style>
    <style:style style:name="P13" style:family="paragraph" style:parent-style-name="Standard">
      <style:text-properties officeooo:rsid="0017ef31" officeooo:paragraph-rsid="001966d4"/>
    </style:style>
    <style:style style:name="P14" style:family="paragraph" style:parent-style-name="Standard">
      <style:text-properties officeooo:rsid="001a8b5e" officeooo:paragraph-rsid="001b22fd"/>
    </style:style>
    <style:style style:name="P15" style:family="paragraph" style:parent-style-name="Standard">
      <style:text-properties officeooo:rsid="001f6e19" officeooo:paragraph-rsid="002525da"/>
    </style:style>
    <style:style style:name="P16" style:family="paragraph" style:parent-style-name="Standard">
      <style:text-properties style:text-underline-style="none" officeooo:rsid="0021813d" officeooo:paragraph-rsid="0021813d"/>
    </style:style>
    <style:style style:name="P17" style:family="paragraph" style:parent-style-name="Standard">
      <style:text-properties officeooo:rsid="0023faa2" officeooo:paragraph-rsid="0023faa2"/>
    </style:style>
    <style:style style:name="P18" style:family="paragraph" style:parent-style-name="Standard">
      <style:text-properties officeooo:rsid="002525da" officeooo:paragraph-rsid="002525da"/>
    </style:style>
    <style:style style:name="P19" style:family="paragraph" style:parent-style-name="Standard">
      <style:text-properties officeooo:rsid="0025af0f" officeooo:paragraph-rsid="0025af0f"/>
    </style:style>
    <style:style style:name="P20" style:family="paragraph" style:parent-style-name="Standard">
      <style:text-properties officeooo:rsid="0025af0f" officeooo:paragraph-rsid="002a3285"/>
    </style:style>
    <style:style style:name="P21" style:family="paragraph" style:parent-style-name="Standard">
      <style:text-properties officeooo:rsid="00287aa6" officeooo:paragraph-rsid="00287aa6"/>
    </style:style>
    <style:style style:name="P22" style:family="paragraph" style:parent-style-name="Standard">
      <style:paragraph-properties fo:break-before="page"/>
      <style:text-properties fo:font-weight="bold" officeooo:rsid="0011969c" officeooo:paragraph-rsid="0011969c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21513" officeooo:paragraph-rsid="00121513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15065e" officeooo:paragraph-rsid="0015065e" style:font-weight-asian="bold" style:font-weight-complex="bold"/>
    </style:style>
    <style:style style:name="P25" style:family="paragraph" style:parent-style-name="Standard">
      <style:text-properties officeooo:rsid="0022856d" officeooo:paragraph-rsid="0027592e"/>
    </style:style>
    <style:style style:name="P26" style:family="paragraph" style:parent-style-name="Standard">
      <style:text-properties style:text-underline-style="none" officeooo:rsid="002d970d" officeooo:paragraph-rsid="002d970d"/>
    </style:style>
    <style:style style:name="P27" style:family="paragraph" style:parent-style-name="Standard">
      <style:text-properties officeooo:rsid="0025af0f" officeooo:paragraph-rsid="0025af0f"/>
    </style:style>
    <style:style style:name="P28" style:family="paragraph" style:parent-style-name="Standard">
      <style:text-properties officeooo:rsid="0025af0f" officeooo:paragraph-rsid="002d970d"/>
    </style:style>
    <style:style style:name="P29" style:family="paragraph" style:parent-style-name="Standard">
      <style:text-properties officeooo:rsid="002e3018" officeooo:paragraph-rsid="002e3018"/>
    </style:style>
    <style:style style:name="P30" style:family="paragraph" style:parent-style-name="Standard">
      <style:text-properties officeooo:rsid="001f6e19" officeooo:paragraph-rsid="002e3018"/>
    </style:style>
    <style:style style:name="P31" style:family="paragraph" style:parent-style-name="Standard">
      <style:text-properties officeooo:rsid="002e7de1" officeooo:paragraph-rsid="002e7de1"/>
    </style:style>
    <style:style style:name="T1" style:family="text">
      <style:text-properties officeooo:rsid="001a8b5e"/>
    </style:style>
    <style:style style:name="T2" style:family="text">
      <style:text-properties officeooo:rsid="001af39b"/>
    </style:style>
    <style:style style:name="T3" style:family="text">
      <style:text-properties officeooo:rsid="0021813d"/>
    </style:style>
    <style:style style:name="T4" style:family="text">
      <style:text-properties officeooo:rsid="0022856d"/>
    </style:style>
    <style:style style:name="T5" style:family="text">
      <style:text-properties officeooo:rsid="0023faa2"/>
    </style:style>
    <style:style style:name="T6" style:family="text">
      <style:text-properties officeooo:rsid="002d970d"/>
    </style:style>
    <style:style style:name="T7" style:family="text">
      <style:text-properties officeooo:rsid="002e7de1"/>
    </style:style>
    <style:style style:name="T8" style:family="text">
      <style:text-properties officeooo:rsid="002f84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átula</text:p>
      <text:p text:style-name="P24">Índice</text:p>
      <text:p text:style-name="P6"/>
      <text:p text:style-name="P6"/>
      <text:p text:style-name="P11">Su propio indice general xD</text:p>
      <text:p text:style-name="P11">indice de figuras</text:p>
      <text:p text:style-name="P11">indice de cuadros</text:p>
      <text:p text:style-name="P11"/>
      <text:p text:style-name="P10">Capítulo 1: Introducción</text:p>
      <text:p text:style-name="P11">Capítulo 2: Marco Teórico</text:p>
      <text:p text:style-name="P11">Capítulo 3: Diseño</text:p>
      <text:p text:style-name="P11">Capítulo 4: Implementación y Resultados</text:p>
      <text:p text:style-name="P11">Capítulo 5: Conclusiones</text:p>
      <text:p text:style-name="P22">Introducción</text:p>
      <text:p text:style-name="P3"/>
      <text:p text:style-name="P13">Vivimos en una época en <text:span text:style-name="T1">la cual</text:span> la tecnología forma parte esencial de nuestras vidas. <text:span text:style-name="T1">En donde el ser humano, es capaz de mejorar y optimizar su entorno con el objetivo de satisfacer cada una de sus necesidades.</text:span></text:p>
      <text:p text:style-name="P14">El alcance que ha tenido la tecnología digital, nos abre camino para el surgimiento de nuevas t<text:span text:style-name="T2">é</text:span>cnicas <text:s/><text:span text:style-name="T2">capaces de colaborar en el desarrollo de múltiples áreas o disciplinas, desde la creación de distintas formas para facilitar su aprendizaje o hasta su propia evolución. </text:span></text:p>
      <text:p text:style-name="P30">En la mayoría de los casos cuando no somos capaces de imaginarnos situaciones <text:span text:style-name="T3">de</text:span> escenarios u objetos <text:span text:style-name="T5">y no podemos tenerlos físicamente con nosotros</text:span>, requerimos de un <text:span text:style-name="T3">entorno</text:span> <text:span text:style-name="T3">o elementos </text:span>virtual<text:span text:style-name="T3">es</text:span>, <text:span text:style-name="T3">el cual </text:span>n<text:span text:style-name="T4">os ayude a tener una idea mas clara de lo que necesitamos o sea capaz de proporcionarnos algún tipo de información adicional.</text:span></text:p>
      <text:p text:style-name="P31">Y en efecto, hace mucho tiempo se ha intentado satisfacer este tipo de necesidad a través de dos ramas de la tecnología <text:span text:style-name="T8">basada en entornos virtuales,</text:span> conocidas como realidad virtual y realidad aumentada. Ambas tiene en común la proyección de objetos o entornos artificiale</text:p>
      <text:p text:style-name="P31"/>
      <text:p text:style-name="P31"/>
      <text:p text:style-name="P31"/>
      <text:p text:style-name="P31"/>
      <text:p text:style-name="P31"/>
      <text:p text:style-name="P31"/>
      <text:p text:style-name="P30"><text:span text:style-name="T7">Remontándonos en torno a los años 60's, esta necesidad fue <text:s/>el término realidad aumentada fue acuñado </text:span></text:p>
      <text:p text:style-name="P29">El término realidad aumentada, involucra elementos virtuales, que a diferencia de la realidad virtual, las cuales son conocidas como realidad virtual y realidad aumentada.</text:p>
      <text:p text:style-name="P29">Es mencionada ambas debido a que de una surgieron elementos para el desarrollo de la otra</text:p>
      <text:p text:style-name="P29"/>
      <text:p text:style-name="P26">Este tipo de entornos artificiales que bien puede ser inspirados o no en la realidad, son ---- por dos tipos de tecnologías.</text:p>
      <text:p text:style-name="P28"><text:s/></text:p>
      <text:p text:style-name="P28"/>
      <text:p text:style-name="P28"><text:span text:style-name="T6">[propuestas tecnológicas]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s por ello que surgió la necesidad de desarrollar </text:p>
      <text:p text:style-name="P21"/>
      <text:p text:style-name="P20"/>
      <text:p text:style-name="P19">Es importante conocer que éste tipo de tecnología difiere de la realidad virtual. Donde facilmente podemos diferenciarlas ya que realidad virtual se puede definir como la inmersión.</text:p>
      <text:p text:style-name="P15"/>
      <text:p text:style-name="P18"><text:soft-page-break/>La inmersión de uno o varios usuarios, dentro de un mundo irreal, es conocido como realidad virtual, y partir de sus aplicaciones y desventajas, se conoce el concepto de realidad aumentada, </text:p>
      <text:p text:style-name="P17"/>
      <text:p text:style-name="P16">Un ejemplo en donde se aplica bastante este concepto es en: </text:p>
      <text:p text:style-name="P16"/>
      <text:p text:style-name="P16"/>
      <text:p text:style-name="P16">Debido a que siempre tratamos de</text:p>
      <text:p text:style-name="P13"/>
      <text:p text:style-name="P25">Es por ello que surgió la necesidad de desarrollar una de las tecnologías que a pesar de llevar con nosotros mas de 30 años, actualmente ha abarcado su implementación en distintas industrias, siendo uno de los factores por los que ha está tomando mas popularidad, y que llamaremos realidad aumentada.</text:p>
      <text:p text:style-name="P2"/>
      <text:p text:style-name="P1"/>
      <text:p text:style-name="P1"/>
      <text:p text:style-name="P22">Planteamiento del problema</text:p>
      <text:p text:style-name="P22">Justificación</text:p>
      <text:p text:style-name="P22">Objetivo General</text:p>
      <text:p text:style-name="P9">Desarrollar un sistema capaz de determinar el ángulo correspondiente de un objeto virtual basado en la perspectiva de una persona y proyectarlo en nuestro entorno para proporcionar un efecto de objeto real.</text:p>
      <text:p text:style-name="P22">Objetivo Específico</text:p>
      <text:p text:style-name="P9">Análisis y esquematización del sistema de forma detallada para su futura escalabilidad.</text:p>
      <text:p text:style-name="P9">Determinación de módulos que intervendrán en el sistema</text:p>
      <text:p text:style-name="P9">Desarrollo e implementación de los módulos detectados:</text:p>
      <text:p text:style-name="P9"><text:tab/>Detección</text:p>
      <text:p text:style-name="P9"><text:tab/>posición</text:p>
      <text:p text:style-name="P9"><text:tab/>altura</text:p>
      <text:p text:style-name="P9"><text:tab/>orientación</text:p>
      <text:p text:style-name="P9"><text:tab/>Main</text:p>
      <text:p text:style-name="P9">Desarrollo de la clase Persona, para correcta comunicación entre módulos</text:p>
      <text:p text:style-name="P9"/>
      <text:p text:style-name="P22">Hipótesis</text:p>
      <text:p text:style-name="P9">Basado en la posición, altura y orientación de una persona, obtenidas mediante un sensor RGB – D es posible obtener su perspectiva respecto a un objeto virtual que será proyectado y creará el efecto de realidad que tanto se intenta conseguir</text:p>
      <text:p text:style-name="P9"/>
      <text:p text:style-name="P22"/>
      <text:p text:style-name="P5">Marco teórico conceptual</text:p>
      <text:p text:style-name="P12">Antecedentes</text:p>
      <text:p text:style-name="P12">Estado del arte</text:p>
      <text:p text:style-name="P23">Metodología de desarrollo</text:p>
      <text:p text:style-name="P5"/>
      <text:p text:style-name="P8">Se identificaron 5 módulos, el módulo principal y una clase llamada Persona.</text:p>
      <text:p text:style-name="P23">cronograma</text:p>
      <text:p text:style-name="P5"/>
      <text:p text:style-name="P7">Diseño e implementación proto1:</text:p>
      <text:p text:style-name="P7"/>
      <text:p text:style-name="P7">Diseño e implementación proto2:</text:p>
      <text:p text:style-name="P7"/>
      <text:p text:style-name="P7">Diseño e implementación proto3: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8:55:29.671918941</meta:creation-date>
    <dc:date>2017-04-18T18:49:32.527166032</dc:date>
    <meta:editing-duration>PT8M1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2" meta:paragraph-count="52" meta:word-count="584" meta:character-count="3727" meta:non-whitespace-character-count="3180"/>
  </office:meta>
</office:document-meta>
</file>